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Helper.readable(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Helper.hexsafe( String 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QNameHelper.readable( QName name , Map prefix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ameHelper.namespace( SchemaType s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Helper.startsWithXml( String s , int 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Helper.readable( SchemaType sType , Map nsPrefi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QNameHelper.suggestPrefix( String namespac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QNameHelper.buildWK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NameHelper.readabl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Helper.getLocalPart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Helper.forLN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Helper.forPretty( String pretty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Helper.pretty(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Helper.forLNS( String localnam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Helper.hexsafedir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Helper.isSafe( int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NameHelper.getPrefixPart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Helper.getXMLName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Helper.isVowel( char 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